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7A000005924D4F47E2956E72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7cm" svg:height="19.02cm" svg:x="1.176cm" svg:y="5.475cm">
          <draw:image xlink:href="Pictures/100000000000057A000005924D4F47E2956E72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7:14.524549043</meta:creation-date>
    <dc:date>2018-02-26T13:57:47.775164521</dc:date>
    <meta:editing-duration>PT3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